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1.4757in"/>
    </style:style>
    <style:style style:name="Table1.B" style:family="table-column">
      <style:table-column-properties style:column-width="1.8938in"/>
    </style:style>
    <style:style style:name="Table1.C" style:family="table-column">
      <style:table-column-properties style:column-width="3.3236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Alles klar! Hier ist ein ausführlicher Lernzettel zur sicheren Passwortgenerierung mit Python <text:span text:style-name="Source_20_Text">secrets</text:span>, mit <text:span text:style-name="Strong_20_Emphasis">verständlichen, gut kommentierten Beispielcodes</text:span>, die <text:span text:style-name="Strong_20_Emphasis">funktionieren</text:span> und dir zeigen, wie die Funktionen benutzt werden — aber so geschrieben, dass du den Ablauf wirklich verstehst und selbst anpassen kannst.</text:p>
      <text:p text:style-name="Horizontal_20_Line"/>
      <text:h text:style-name="Heading_20_1" text:outline-level="1">Lernzettel: Sichere Passwortgenerierung mit Python <text:span text:style-name="Source_20_Text">secrets</text:span></text:h>
      <text:p text:style-name="Horizontal_20_Line"/>
      <text:h text:style-name="Heading_20_2" text:outline-level="2">1. Warum <text:span text:style-name="Source_20_Text">secrets</text:span>?</text:h>
      <text:p text:style-name="Text_20_body"><text:span text:style-name="Source_20_Text">secrets</text:span> ist ein Modul, das für sicherheitskritische Zufallswerte gedacht ist, z. B. für Passwörter oder Token. Es nutzt sichere Zufallsquellen des Betriebssystems.</text:p>
      <text:p text:style-name="Preformatted_20_Text"><text:span text:style-name="Source_20_Text">import secrets</text:span></text:p>
      <text:p text:style-name="Preformatted_20_Text"/>
      <text:p text:style-name="Preformatted_20_Text"><text:span text:style-name="Source_20_Text"># Beispiel: sichere Zufallszahl zwischen 0 und 9</text:span></text:p>
      <text:p text:style-name="Preformatted_20_Text"><text:span text:style-name="Source_20_Text">zufallszahl = secrets.randbelow(10)</text:span></text:p>
      <text:p text:style-name="P1"><text:span text:style-name="Source_20_Text">print(zufallszahl)</text:span></text:p>
      <text:p text:style-name="Horizontal_20_Line"/>
      <text:h text:style-name="Heading_20_2" text:outline-level="2">2. Schritt 1: Zeichensatz definieren</text:h>
      <text:p text:style-name="Text_20_body">Für ein sicheres Passwort brauchst du einen guten Mix aus:</text:p>
      <text:list text:style-name="L1">
        <text:list-item>
          <text:p text:style-name="P2">Großbuchstaben</text:p>
        </text:list-item>
        <text:list-item>
          <text:p text:style-name="P2">Kleinbuchstaben</text:p>
        </text:list-item>
        <text:list-item>
          <text:p text:style-name="P2">Zahlen</text:p>
        </text:list-item>
        <text:list-item>
          <text:p text:style-name="P2">Sonderzeichen</text:p>
        </text:list-item>
      </text:list>
      <text:p text:style-name="Preformatted_20_Text"><text:span text:style-name="Source_20_Text"># Definiere mögliche Zeichen für das Passwort</text:span></text:p>
      <text:p text:style-name="Preformatted_20_Text"><text:span text:style-name="Source_20_Text">gross = "ABCDEFGHIJKLMNOPQRSTUVWXYZ"</text:span></text:p>
      <text:p text:style-name="Preformatted_20_Text"><text:span text:style-name="Source_20_Text">klein = "abcdefghijklmnopqrstuvwxyz"</text:span></text:p>
      <text:p text:style-name="Preformatted_20_Text"><text:span text:style-name="Source_20_Text">zahlen = "0123456789"</text:span></text:p>
      <text:p text:style-name="Preformatted_20_Text"><text:span text:style-name="Source_20_Text">sonderzeichen = "!@#$%^&amp;*()-_"</text:span></text:p>
      <text:p text:style-name="Preformatted_20_Text"/>
      <text:p text:style-name="P1"><text:span text:style-name="Source_20_Text">zeichensatz = gross + klein + zahlen + sonderzeichen</text:span></text:p>
      <text:p text:style-name="Horizontal_20_Line"/>
      <text:h text:style-name="Heading_20_2" text:outline-level="2">3. Schritt 2: Ein Passwort der Länge <text:span text:style-name="Source_20_Text">n</text:span> generieren</text:h>
      <text:p text:style-name="Text_20_body">Jetzt wählst du <text:span text:style-name="Source_20_Text">n</text:span>-mal zufällig ein Zeichen aus <text:span text:style-name="Source_20_Text">zeichensatz</text:span> aus.</text:p>
      <text:p text:style-name="Preformatted_20_Text"><text:span text:style-name="Source_20_Text">def generiere_passwort(laenge=16):</text:span></text:p>
      <text:p text:style-name="Preformatted_20_Text"><text:span text:style-name="Source_20_Text"><text:s text:c="4"/>passwort = ""</text:span></text:p>
      <text:p text:style-name="Preformatted_20_Text"><text:span text:style-name="Source_20_Text"><text:s text:c="4"/>for _ in range(laenge):</text:span></text:p>
      <text:p text:style-name="Preformatted_20_Text"><text:soft-page-break/><text:span text:style-name="Source_20_Text"><text:s text:c="8"/># secrets.choice wählt ein zufälliges Element aus dem Zeichensatz aus (sicher!)</text:span></text:p>
      <text:p text:style-name="Preformatted_20_Text"><text:span text:style-name="Source_20_Text"><text:s text:c="8"/>zeichen = secrets.choice(zeichensatz)</text:span></text:p>
      <text:p text:style-name="Preformatted_20_Text"><text:span text:style-name="Source_20_Text"><text:s text:c="8"/>passwort += zeichen</text:span></text:p>
      <text:p text:style-name="Preformatted_20_Text"><text:span text:style-name="Source_20_Text"><text:s text:c="4"/>return passwort</text:span></text:p>
      <text:p text:style-name="Preformatted_20_Text"/>
      <text:p text:style-name="P1"><text:span text:style-name="Source_20_Text">print(generiere_passwort())</text:span></text:p>
      <text:p text:style-name="Text_20_body"><text:span text:style-name="Strong_20_Emphasis">So funktioniert das:</text:span></text:p>
      <text:list text:style-name="L2">
        <text:list-item>
          <text:p text:style-name="P3"><text:span text:style-name="Source_20_Text">secrets.choice(zeichensatz)</text:span> wählt jedes Mal ein Zeichen kryptografisch sicher aus</text:p>
        </text:list-item>
        <text:list-item>
          <text:p text:style-name="P3">Du wiederholst das <text:span text:style-name="Source_20_Text">laenge</text:span>-mal und baust das Passwort zusammen</text:p>
        </text:list-item>
      </text:list>
      <text:p text:style-name="Horizontal_20_Line"/>
      <text:h text:style-name="Heading_20_2" text:outline-level="2">4. Schritt 3: Komplexitätsprüfung des Passworts</text:h>
      <text:p text:style-name="Text_20_body">Damit das Passwort nicht nur zufällig, sondern auch komplex genug ist, prüfst du, ob mindestens</text:p>
      <text:list text:style-name="L3">
        <text:list-item>
          <text:p text:style-name="P4">ein Großbuchstabe,</text:p>
        </text:list-item>
        <text:list-item>
          <text:p text:style-name="P4">ein Kleinbuchstabe,</text:p>
        </text:list-item>
        <text:list-item>
          <text:p text:style-name="P4">eine Zahl,</text:p>
        </text:list-item>
        <text:list-item>
          <text:p text:style-name="P4">ein Sonderzeichen<text:line-break/>darin vorkommt.</text:p>
        </text:list-item>
      </text:list>
      <text:p text:style-name="Preformatted_20_Text"><text:span text:style-name="Source_20_Text">def ist_komplex(passwort):</text:span></text:p>
      <text:p text:style-name="Preformatted_20_Text"><text:span text:style-name="Source_20_Text"><text:s text:c="4"/>hat_gross = any(c.isupper() for c in passwort)</text:span></text:p>
      <text:p text:style-name="Preformatted_20_Text"><text:span text:style-name="Source_20_Text"><text:s text:c="4"/>hat_klein = any(c.islower() for c in passwort)</text:span></text:p>
      <text:p text:style-name="Preformatted_20_Text"><text:span text:style-name="Source_20_Text"><text:s text:c="4"/>hat_zahl = any(c.isdigit() for c in passwort)</text:span></text:p>
      <text:p text:style-name="Preformatted_20_Text"><text:span text:style-name="Source_20_Text"><text:s text:c="4"/>hat_sonder = any(c in sonderzeichen for c in passwort)</text:span></text:p>
      <text:p text:style-name="Preformatted_20_Text"/>
      <text:p text:style-name="Preformatted_20_Text"><text:span text:style-name="Source_20_Text"><text:s text:c="4"/>return hat_gross and hat_klein and hat_zahl and hat_sonder</text:span></text:p>
      <text:p text:style-name="Preformatted_20_Text"/>
      <text:p text:style-name="Preformatted_20_Text"><text:span text:style-name="Source_20_Text"># Teste mit einem Beispiel</text:span></text:p>
      <text:p text:style-name="Preformatted_20_Text"><text:span text:style-name="Source_20_Text">pw = generiere_passwort()</text:span></text:p>
      <text:p text:style-name="Preformatted_20_Text"><text:span text:style-name="Source_20_Text">print(f"Passwort: {pw}")</text:span></text:p>
      <text:p text:style-name="P1"><text:span text:style-name="Source_20_Text">print("Komplex genug?", ist_komplex(pw))</text:span></text:p>
      <text:p text:style-name="Text_20_body"><text:span text:style-name="Strong_20_Emphasis">Erläuterung:</text:span></text:p>
      <text:list text:style-name="L4">
        <text:list-item>
          <text:p text:style-name="P5"><text:span text:style-name="Source_20_Text">any()</text:span> prüft, ob mindestens ein Element der Bedingung entspricht</text:p>
        </text:list-item>
        <text:list-item>
          <text:p text:style-name="P5">Hier testen wir alle Bedingungen, geben erst <text:span text:style-name="Source_20_Text">True</text:span> zurück, wenn alles erfüllt ist</text:p>
        </text:list-item>
      </text:list>
      <text:p text:style-name="Horizontal_20_Line"/>
      <text:h text:style-name="Heading_20_2" text:outline-level="2">5. Schritt 4: Passwort solange generieren, bis es komplex genug ist</text:h>
      <text:p text:style-name="Preformatted_20_Text"><text:span text:style-name="Source_20_Text">def generiere_sicheres_passwort(laenge=16):</text:span></text:p>
      <text:p text:style-name="Preformatted_20_Text"><text:span text:style-name="Source_20_Text"><text:s text:c="4"/>while True:</text:span></text:p>
      <text:p text:style-name="Preformatted_20_Text"><text:span text:style-name="Source_20_Text"><text:s text:c="8"/>pw = generiere_passwort(laenge)</text:span></text:p>
      <text:p text:style-name="Preformatted_20_Text"><text:span text:style-name="Source_20_Text"><text:s text:c="8"/>if ist_komplex(pw):</text:span></text:p>
      <text:p text:style-name="Preformatted_20_Text"><text:span text:style-name="Source_20_Text"><text:s text:c="12"/>return pw</text:span></text:p>
      <text:p text:style-name="Preformatted_20_Text"><text:soft-page-break/></text:p>
      <text:p text:style-name="Preformatted_20_Text"><text:span text:style-name="Source_20_Text"># Beispiel:</text:span></text:p>
      <text:p text:style-name="P1"><text:span text:style-name="Source_20_Text">print(generiere_sicheres_passwort())</text:span></text:p>
      <text:p text:style-name="Text_20_body"><text:span text:style-name="Strong_20_Emphasis">Warum?</text:span><text:line-break/>Manchmal ist das erste zufällig generierte Passwort nicht komplex genug. Daher wiederholst du die Generierung, bis die Komplexitätsprüfung bestanden ist.</text:p>
      <text:p text:style-name="Horizontal_20_Line"/>
      <text:h text:style-name="Heading_20_2" text:outline-level="2">6. Noch ein Tipp: Passwörter sicher speichern</text:h>
      <text:list text:style-name="L5">
        <text:list-item>
          <text:p text:style-name="P6">Speichere niemals Klartext-Passwörter!</text:p>
        </text:list-item>
        <text:list-item>
          <text:p text:style-name="P6">Nutze z. B. <text:span text:style-name="Source_20_Text">bcrypt</text:span>, um Passwörter zu hashen und zu prüfen (nicht Thema hier, aber wichtig zu wissen)</text:p>
        </text:list-item>
      </text:list>
      <text:p text:style-name="Horizontal_20_Line"/>
      <text:h text:style-name="Heading_20_2" text:outline-level="2">Zusammenfassung: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Schritt</text:p>
            </table:table-cell>
            <table:table-cell table:style-name="Table1.A1" office:value-type="string">
              <text:p text:style-name="Table_20_Heading">Funktion</text:p>
            </table:table-cell>
            <table:table-cell table:style-name="Table1.A1" office:value-type="string">
              <text:p text:style-name="Table_20_Heading">Erklärung</text:p>
            </table:table-cell>
          </table:table-row>
        </table:table-header-rows>
        <table:table-row>
          <table:table-cell table:style-name="Table1.A1" office:value-type="string">
            <text:p text:style-name="Table_20_Contents">Zeichensatz definieren</text:p>
          </table:table-cell>
          <table:table-cell table:style-name="Table1.A1" office:value-type="string">
            <text:p text:style-name="Table_20_Contents">String mit erlaubten Zeichen</text:p>
          </table:table-cell>
          <table:table-cell table:style-name="Table1.A1" office:value-type="string">
            <text:p text:style-name="Table_20_Contents">Groß, Klein, Zahlen, Sonderzeichen</text:p>
          </table:table-cell>
        </table:table-row>
        <table:table-row>
          <table:table-cell table:style-name="Table1.A1" office:value-type="string">
            <text:p text:style-name="Table_20_Contents">Passwort generieren</text:p>
          </table:table-cell>
          <table:table-cell table:style-name="Table1.A1" office:value-type="string">
            <text:p text:style-name="Table_20_Contents"><text:span text:style-name="Source_20_Text">secrets.choice()</text:span></text:p>
          </table:table-cell>
          <table:table-cell table:style-name="Table1.A1" office:value-type="string">
            <text:p text:style-name="Table_20_Contents">Sicheres zufälliges Zeichen auswählen</text:p>
          </table:table-cell>
        </table:table-row>
        <table:table-row>
          <table:table-cell table:style-name="Table1.A1" office:value-type="string">
            <text:p text:style-name="Table_20_Contents">Komplexität prüfen</text:p>
          </table:table-cell>
          <table:table-cell table:style-name="Table1.A1" office:value-type="string">
            <text:p text:style-name="Table_20_Contents"><text:span text:style-name="Source_20_Text">any()</text:span> mit Bedingungen</text:p>
          </table:table-cell>
          <table:table-cell table:style-name="Table1.A1" office:value-type="string">
            <text:p text:style-name="Table_20_Contents">Mindestens 1 Groß, Klein, Zahl, Sonderzeichen</text:p>
          </table:table-cell>
        </table:table-row>
        <table:table-row>
          <table:table-cell table:style-name="Table1.A1" office:value-type="string">
            <text:p text:style-name="Table_20_Contents">Passwort wiederholen</text:p>
          </table:table-cell>
          <table:table-cell table:style-name="Table1.A1" office:value-type="string">
            <text:p text:style-name="Table_20_Contents">while-Schleife</text:p>
          </table:table-cell>
          <table:table-cell table:style-name="Table1.A1" office:value-type="string">
            <text:p text:style-name="Table_20_Contents">So lange generieren, bis Komplexitätscheck bestanden</text:p>
          </table:table-cell>
        </table:table-row>
      </table:table>
      <text:p text:style-name="Horizontal_20_Line"/>
      <text:p text:style-name="Text_20_body">Wenn du magst, kann ich dir auch Beispiele zeigen, wie du diese Passwörter mit <text:span text:style-name="Source_20_Text">bcrypt</text:span> sicher speichern und später prüfen kannst.</text:p>
      <text:p text:style-name="Horizontal_20_Line"/>
      <text:p text:style-name="Text_20_body">Möchtest du noch mehr Beispiele zu einem der Schritte?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1T17:12:55.383060503</meta:creation-date>
    <dc:date>2025-07-01T17:13:03.620549836</dc:date>
    <meta:editing-duration>PT8S</meta:editing-duration>
    <meta:editing-cycles>1</meta:editing-cycles>
    <meta:document-statistic meta:table-count="1" meta:image-count="0" meta:object-count="0" meta:page-count="3" meta:paragraph-count="82" meta:word-count="468" meta:character-count="3535" meta:non-whitespace-character-count="3074"/>
    <meta:generator>LibreOffice/24.2.7.2$Linux_X86_64 LibreOffice_project/420$Build-2</meta:generator>
  </office:meta>
</office:document-meta>
</file>